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2f0c" officeooo:paragraph-rsid="00152f0c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6a7b2" officeooo:paragraph-rsid="0016a7b2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rsid="001c80a3" officeooo:paragraph-rsid="001c80a3"/>
    </style:style>
    <style:style style:name="P4" style:family="paragraph" style:parent-style-name="Standard">
      <style:text-properties officeooo:rsid="00152f0c" officeooo:paragraph-rsid="00152f0c"/>
    </style:style>
    <style:style style:name="P5" style:family="paragraph" style:parent-style-name="Standard">
      <style:text-properties officeooo:rsid="00152f0c" officeooo:paragraph-rsid="001f1fb3"/>
    </style:style>
    <style:style style:name="P6" style:family="paragraph" style:parent-style-name="Standard">
      <style:text-properties officeooo:rsid="001e7b6c" officeooo:paragraph-rsid="001e7b6c"/>
    </style:style>
    <style:style style:name="T1" style:family="text">
      <style:text-properties officeooo:rsid="0016a7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teria Respiratória</text:p>
      <text:p text:style-name="P1"/>
      <text:p text:style-name="P5"><draw:frame draw:style-name="fr1" draw:name="Objeto1" text:anchor-type="as-char" svg:y="-4.463cm" svg:width="8.213cm" svg:height="8.77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draw:frame draw:style-name="fr1" draw:name="Objeto2" text:anchor-type="as-char" svg:y="-3.404cm" svg:width="2.558cm" svg:height="6.675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3">Obs.: Se a taxa de nascimento com vacina mais a taxa de vacinação de indivíduos adultos for igual a 80 por cento da população total a difteria deve ser rara.</text:p>
      <text:p text:style-name="P1"/>
      <text:p text:style-name="P1"/>
      <text:p text:style-name="P6">Referências</text:p>
      <text:p text:style-name="P6"/>
      <text:p text:style-name="P6">http://www.medicinanet.com.br/conteudos/conteudo/2092/difteria.htm</text:p>
      <text:p text:style-name="P6"/>
      <text:p text:style-name="P6">http://www.portalsaofrancisco.com.br/alfa/difteria/</text:p>
      <text:p text:style-name="P6"/>
      <text:p text:style-name="P6">http://www.minhavida.com.br/saude/temas/dif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57:09.460571628</meta:creation-date>
    <dc:date>2015-09-30T10:24:56.374269658</dc:date>
    <meta:editing-duration>PT35M54S</meta:editing-duration>
    <meta:editing-cycles>7</meta:editing-cycles>
    <meta:generator>LibreOffice/4.2.8.2$Linux_X86_64 LibreOffice_project/420m0$Build-2</meta:generator>
    <meta:document-statistic meta:table-count="0" meta:image-count="0" meta:object-count="2" meta:page-count="1" meta:paragraph-count="7" meta:word-count="36" meta:character-count="354" meta:non-whitespace-character-count="324"/>
  </office:meta>
</office:document-meta>
</file>

<file path=Object 1/content.xml><?xml version="1.0" encoding="utf-8"?>
<math xmlns="http://www.w3.org/1998/Math/MathML" display="block">
  <semantics>
    <mtable>
      <mtr>
        <mtd>
          <mrow>
            <mi>S</mi>
            <mi>'</mi>
            <mrow>
              <mspace width="0.5em"/>
              <mo stretchy="false">=</mo>
              <mrow>
                <mspace width="1em"/>
                <mo stretchy="false">+</mo>
                <mi mathvariant="normal">λ</mi>
              </mrow>
            </mrow>
            <mi>R</mi>
            <mrow>
              <mspace width="0.5em"/>
              <mo stretchy="false">+</mo>
              <mi mathvariant="normal">γ</mi>
            </mrow>
            <mrow>
              <mspace width="0.5em"/>
              <mo stretchy="false">−</mo>
              <mi mathvariant="normal">μ</mi>
            </mrow>
            <mi>I</mi>
            <mi>S</mi>
            <mrow>
              <mspace width="0.5em"/>
              <mo stretchy="false">−</mo>
              <msub>
                <mi mathvariant="normal">ω</mi>
                <mn>1</mn>
              </msub>
            </mrow>
            <mi>S</mi>
            <mrow>
              <mspace width="0.5em"/>
              <mo stretchy="false">−</mo>
              <mi mathvariant="normal">δ</mi>
            </mrow>
            <mi>S</mi>
            <mrow>
              <mspace width="0.5em"/>
              <mo stretchy="false">−</mo>
              <mi mathvariant="normal">σ</mi>
            </mrow>
            <mi>E</mi>
            <mi>S</mi>
          </mrow>
        </mtd>
      </mtr>
      <mtr>
        <mtd>
          <mrow>
            <mi>E</mi>
            <mi>'</mi>
            <mrow>
              <mspace width="0.5em"/>
              <mo stretchy="false">=</mo>
              <mrow>
                <mspace width="1em"/>
                <mo stretchy="false">+</mo>
                <mi mathvariant="normal">μ</mi>
              </mrow>
            </mrow>
            <mi>I</mi>
            <mi>S</mi>
            <mrow>
              <mspace width="0.5em"/>
              <mo stretchy="false">+</mo>
              <mi mathvariant="normal">α</mi>
            </mrow>
            <mi>I</mi>
            <mrow>
              <mspace width="0.5em"/>
              <mo stretchy="false">+</mo>
              <mi mathvariant="normal">σ</mi>
            </mrow>
            <mi>E</mi>
            <mi>S</mi>
            <mrow>
              <mspace width="0.5em"/>
              <mo stretchy="false">−</mo>
              <msub>
                <mi mathvariant="normal">ω</mi>
                <mn>1</mn>
              </msub>
            </mrow>
            <mi>E</mi>
            <mrow>
              <mspace width="0.5em"/>
              <mo stretchy="false">−</mo>
              <mi mathvariant="normal">β</mi>
            </mrow>
            <mi>E</mi>
            <mrow>
              <mspace width="0.5em"/>
              <mo stretchy="false">−</mo>
              <mi mathvariant="normal">ζ</mi>
            </mrow>
            <mi>E</mi>
          </mrow>
        </mtd>
      </mtr>
      <mtr>
        <mtd>
          <mrow>
            <mi>I</mi>
            <mi>'</mi>
            <mrow>
              <mspace width="0.5em"/>
              <mo stretchy="false">=</mo>
              <mrow>
                <mspace width="1em"/>
                <mo stretchy="false">+</mo>
                <mi mathvariant="normal">ζ</mi>
              </mrow>
            </mrow>
            <mi>E</mi>
            <mrow>
              <mspace width="0.5em"/>
              <mo stretchy="false">−</mo>
              <msub>
                <mi mathvariant="normal">ω</mi>
                <mn>2</mn>
              </msub>
            </mrow>
            <mi>I</mi>
            <mrow>
              <mspace width="0.5em"/>
              <mo stretchy="false">−</mo>
              <mi mathvariant="normal">α</mi>
            </mrow>
            <mi>I</mi>
            <mspace/>
          </mrow>
        </mtd>
      </mtr>
      <mtr>
        <mtd>
          <mrow>
            <mi>R</mi>
            <mi>'</mi>
            <mrow>
              <mspace width="0.5em"/>
              <mo stretchy="false">=</mo>
              <mrow>
                <mspace width="1em"/>
                <mo stretchy="false">+</mo>
                <mi mathvariant="normal">β</mi>
              </mrow>
            </mrow>
            <mi>E</mi>
            <mrow>
              <mspace width="0.5em"/>
              <mo stretchy="false">−</mo>
              <mi mathvariant="normal">λ</mi>
            </mrow>
            <mi>R</mi>
            <mrow>
              <mspace width="0.5em"/>
              <mo stretchy="false">−</mo>
              <msub>
                <mi mathvariant="normal">ω</mi>
                <mn>1</mn>
              </msub>
            </mrow>
            <mi>R</mi>
          </mrow>
        </mtd>
      </mtr>
      <mtr>
        <mtd>
          <mrow>
            <mi>V</mi>
            <mi>'</mi>
            <mrow>
              <mspace width="0.5em"/>
              <mo stretchy="false">=</mo>
              <mrow>
                <mspace width="1em"/>
                <mo stretchy="false">+</mo>
                <mi mathvariant="normal">δ</mi>
              </mrow>
            </mrow>
            <mi>S</mi>
            <mrow>
              <mspace width="0.5em"/>
              <mo stretchy="false">+</mo>
              <mi mathvariant="normal">ψ</mi>
            </mrow>
            <mrow>
              <mspace width="0.5em"/>
              <mo stretchy="false">−</mo>
              <msub>
                <mi mathvariant="normal">ω</mi>
                <mn>1</mn>
              </msub>
            </mrow>
            <mi>V</mi>
          </mrow>
        </mtd>
      </mtr>
      <mtr>
        <mtd>
          <mrow/>
        </mtd>
      </mtr>
      <mtr>
        <mtd>
          <mrow>
            <mi mathvariant="italic">Onde</mi>
            <mi>,</mi>
          </mrow>
        </mtd>
      </mtr>
      <mtr>
        <mtd>
          <mrow>
            <mi mathvariant="normal">λ</mi>
            <mi mathvariant="normal">:</mi>
            <mspace width="1em"/>
            <mi mathvariant="italic">Fluxo</mi>
            <mspace width="0.5em"/>
            <mi mathvariant="italic">de</mi>
            <mspace width="0.5em"/>
            <mi>R</mi>
            <mspace width="0.5em"/>
            <mi mathvariant="italic">para</mi>
            <mspace width="0.5em"/>
            <mi>S</mi>
          </mrow>
        </mtd>
      </mtr>
      <mtr>
        <mtd>
          <mrow>
            <mi mathvariant="normal">μ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contaminacao</mi>
            <mspace width="0.5em"/>
            <mi mathvariant="italic">forte</mi>
          </mrow>
        </mtd>
      </mtr>
      <mtr>
        <mtd>
          <mrow>
            <msub>
              <mi mathvariant="normal">ω</mi>
              <mi>n</mi>
            </msub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morte</mi>
          </mrow>
        </mtd>
      </mtr>
      <mtr>
        <mtd>
          <mrow>
            <mi mathvariant="normal">σ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contaminacao</mi>
            <mspace width="0.5em"/>
            <mi mathvariant="italic">fraca</mi>
          </mrow>
        </mtd>
      </mtr>
      <mtr>
        <mtd>
          <mrow>
            <mi mathvariant="normal">α</mi>
            <mi mathvariant="normal">:</mi>
            <mspace width="1em"/>
            <mi mathvariant="italic">Fluxo</mi>
            <mspace width="0.5em"/>
            <mi mathvariant="italic">de</mi>
            <mspace width="0.5em"/>
            <mi>I</mi>
            <mspace width="0.5em"/>
            <mi mathvariant="italic">para</mi>
            <mspace width="0.5em"/>
            <mi>E</mi>
          </mrow>
        </mtd>
      </mtr>
      <mtr>
        <mtd>
          <mrow>
            <mi mathvariant="normal">β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recuperacao</mi>
            <mspace width="0.5em"/>
            <mrow>
              <mo fence="true" stretchy="false">(</mo>
              <mrow>
                <mrow>
                  <mi mathvariant="italic">Fluxo</mi>
                  <mspace width="0.5em"/>
                  <mi mathvariant="italic">de</mi>
                  <mspace width="0.5em"/>
                  <mi>E</mi>
                  <mspace width="0.5em"/>
                  <mi mathvariant="italic">para</mi>
                  <mspace width="0.5em"/>
                  <mi>R</mi>
                </mrow>
              </mrow>
              <mo fence="true" stretchy="false">)</mo>
            </mrow>
          </mrow>
        </mtd>
      </mtr>
      <mtr>
        <mtd>
          <mrow>
            <mi mathvariant="normal">ζ</mi>
            <mi mathvariant="normal">:</mi>
            <mspace width="1em"/>
            <mi mathvariant="italic">Fluxo</mi>
            <mspace width="0.5em"/>
            <mi mathvariant="italic">de</mi>
            <mspace width="0.5em"/>
            <mi>E</mi>
            <mspace width="0.5em"/>
            <mi mathvariant="italic">para</mi>
            <mspace width="0.5em"/>
            <mi>I</mi>
          </mrow>
        </mtd>
      </mtr>
      <mtr>
        <mtd>
          <mrow>
            <mi mathvariant="normal">ψ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nascimento</mi>
            <mspace width="0.5em"/>
            <mi mathvariant="italic">com</mi>
            <mspace width="0.5em"/>
            <mi mathvariant="italic">vacina</mi>
          </mrow>
        </mtd>
      </mtr>
      <mtr>
        <mtd>
          <mrow>
            <mi mathvariant="normal">γ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nascimento</mi>
            <mspace width="0.5em"/>
            <mi mathvariant="italic">sem</mi>
            <mspace width="0.5em"/>
            <mi mathvariant="italic">vacina</mi>
          </mrow>
        </mtd>
      </mtr>
      <mtr>
        <mtd>
          <mrow>
            <mi mathvariant="normal">δ</mi>
            <mi mathvariant="normal">:</mi>
            <mspace width="1em"/>
            <mi mathvariant="italic">Taxa</mi>
            <mspace width="0.5em"/>
            <mi mathvariant="italic">de</mi>
            <mspace width="0.5em"/>
            <mi mathvariant="italic">vacinacao</mi>
            <mspace width="0.5em"/>
            <mi mathvariant="italic">de</mi>
            <mspace width="0.5em"/>
            <mi mathvariant="italic">individuos</mi>
            <mspace width="0.5em"/>
            <mi mathvariant="italic">adultos</mi>
          </mrow>
        </mtd>
      </mtr>
    </mtable>
    <annotation encoding="StarMath 5.0">S' `=`` +%lambda R` + %gamma` - %mu I S` - %omega_1 S` - %delta S` - %sigma E S newline
E' `=`` +%mu I S` + %alpha I` + %sigma E S` - %omega_1 E` - %beta E` - %zeta E newline
I' `=`` +%zeta E` - %omega_2 I` - %alpha I` newline
R' `=`` +%beta E` - %lambda R` - %omega_1 R newline
V' `=`` +%delta S` + %psi` - %omega_1 V newline newline
Onde, newline
%lambda: ``Fluxo `de `R `para` S newline
%mu: ``Taxa `de `contaminacao `forte newline
%omega_n: ``Taxa `de` morte newline
%sigma: ``Taxa `de `contaminacao `fraca newline
%alpha: ``Fluxo` de` I` para` E newline
%beta: ``Taxa` de` recuperacao` (Fluxo` de` E` para` R) newline
%zeta: ``Fluxo ` de` E` para` I newline
%psi: ``Taxa `de `nascimento `com` vacina newline
%gamma: ``Taxa `de `nascimento `sem` vacina newline
%delta: ``Taxa `de `vacinacao` de `individuos `adultos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λ</mi>
            <mrow>
              <mspace width="0.5em"/>
              <mo stretchy="false">=</mo>
              <mspace width="0.5em"/>
            </mrow>
            <mfrac>
              <mn>1</mn>
              <mn>180</mn>
            </mfrac>
          </mrow>
        </mtd>
      </mtr>
      <mtr>
        <mtd>
          <mrow>
            <mi mathvariant="normal">β</mi>
            <mrow>
              <mspace width="0.5em"/>
              <mo stretchy="false">=</mo>
              <mspace width="0.5em"/>
            </mrow>
            <mfrac>
              <mn>1</mn>
              <mn>14</mn>
            </mfrac>
          </mrow>
        </mtd>
      </mtr>
      <mtr>
        <mtd>
          <mrow>
            <mi mathvariant="normal">ζ</mi>
            <mrow>
              <mspace width="0.5em"/>
              <mo stretchy="false">=</mo>
              <mspace width="0.5em"/>
            </mrow>
            <mfrac>
              <mn>1</mn>
              <mn>6</mn>
            </mfrac>
          </mrow>
        </mtd>
      </mtr>
      <mtr>
        <mtd>
          <mrow>
            <mi mathvariant="normal">α</mi>
            <mrow>
              <mspace width="0.5em"/>
              <mo stretchy="false">=</mo>
              <mspace width="0.5em"/>
            </mrow>
            <mfrac>
              <mn>1</mn>
              <mn>10</mn>
            </mfrac>
          </mrow>
        </mtd>
      </mtr>
      <mtr>
        <mtd>
          <mrow>
            <mi mathvariant="normal">μ</mi>
            <mrow>
              <mspace width="0.5em"/>
              <mo stretchy="false">=</mo>
              <mspace width="0.5em"/>
            </mrow>
            <mn>0.084</mn>
          </mrow>
        </mtd>
      </mtr>
      <mtr>
        <mtd>
          <mrow>
            <mi mathvariant="normal">σ</mi>
            <mrow>
              <mspace width="0.5em"/>
              <mo stretchy="false">=</mo>
              <mspace width="0.5em"/>
            </mrow>
            <mn>0.0084</mn>
          </mrow>
        </mtd>
      </mtr>
      <mtr>
        <mtd>
          <mrow>
            <msub>
              <mi mathvariant="normal">ω</mi>
              <mn>1</mn>
            </msub>
            <mrow>
              <mspace width="0.5em"/>
              <mo stretchy="false">=</mo>
              <mspace width="0.5em"/>
            </mrow>
            <mn>0.00654</mn>
          </mrow>
        </mtd>
      </mtr>
      <mtr>
        <mtd>
          <mrow>
            <msub>
              <mi mathvariant="normal">ω</mi>
              <mn>2</mn>
            </msub>
            <mrow>
              <mspace width="0.5em"/>
              <mo stretchy="false">=</mo>
              <mspace width="0.5em"/>
            </mrow>
            <mn>0.1</mn>
          </mrow>
        </mtd>
      </mtr>
      <mtr>
        <mtd>
          <mrow>
            <mi mathvariant="normal">ψ</mi>
            <mrow>
              <mspace width="0.5em"/>
              <mo stretchy="false">=</mo>
              <mspace width="0.5em"/>
            </mrow>
            <mrow>
              <mn>1</mn>
              <mo stretchy="false">−</mo>
              <mi mathvariant="normal">γ</mi>
            </mrow>
          </mrow>
        </mtd>
      </mtr>
    </mtable>
    <annotation encoding="StarMath 5.0">%lambda `=` 1 over 180 newline
%beta `=` 1 over 14 newline
%zeta `=` 1 over 6 newline
%alpha `=` 1 over 10 newline
%mu `=` 0.084 newline
%sigma `=` 0.0084 newline
%omega_1 `=` 0.00654 newline
%omega_2 `=` 0.1 newline
%psi `=` 1 - %gamma




</annotation>
  </semantics>
</math>
</file>